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E0000142800000DF56485FF148D266ACB.wmf" manifest:media-type="image/x-wmf"/>
  <manifest:file-entry manifest:full-path="Pictures/2000000E0000160F00001E542A6496A36EE29995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132.41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7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07.6pt"/>
    </style:style>
    <style:style style:name="co10" style:family="table-column">
      <style:table-column-properties fo:break-before="auto" style:column-width="85.61pt"/>
    </style:style>
    <style:style style:name="co11" style:family="table-column">
      <style:table-column-properties fo:break-before="auto" style:column-width="66.44pt"/>
    </style:style>
    <style:style style:name="co12" style:family="table-column">
      <style:table-column-properties fo:break-before="auto" style:column-width="25.06pt"/>
    </style:style>
    <style:style style:name="co13" style:family="table-column">
      <style:table-column-properties fo:break-before="auto" style:column-width="137.54pt"/>
    </style:style>
    <style:style style:name="co14" style:family="table-column">
      <style:table-column-properties fo:break-before="auto" style:column-width="167.16pt"/>
    </style:style>
    <style:style style:name="co15" style:family="table-column">
      <style:table-column-properties fo:break-before="auto" style:column-width="132.35pt"/>
    </style:style>
    <style:style style:name="co16" style:family="table-column">
      <style:table-column-properties fo:break-before="auto" style:column-width="93.15pt"/>
    </style:style>
    <style:style style:name="co17" style:family="table-column">
      <style:table-column-properties fo:break-before="auto" style:column-width="160.21pt"/>
    </style:style>
    <style:style style:name="co18" style:family="table-column">
      <style:table-column-properties fo:break-before="auto" style:column-width="120.44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pt" fo:break-before="auto" style:use-optimal-row-height="false"/>
    </style:style>
    <style:style style:name="ro4" style:family="table-row">
      <style:table-row-properties style:row-height="37.81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ro6" style:family="table-row">
      <style:table-row-properties style:row-height="16.89pt" fo:break-before="auto" style:use-optimal-row-height="false"/>
    </style:style>
    <style:style style:name="ro7" style:family="table-row">
      <style:table-row-properties style:row-height="14.91pt" fo:break-before="auto" style:use-optimal-row-height="false"/>
    </style:style>
    <style:style style:name="ro8" style:family="table-row">
      <style:table-row-properties style:row-height="26.45pt" fo:break-before="auto" style:use-optimal-row-height="false"/>
    </style:style>
    <style:style style:name="ro9" style:family="table-row">
      <style:table-row-properties style:row-height="20.55pt" fo:break-before="auto" style:use-optimal-row-height="false"/>
    </style:style>
    <style:style style:name="ro10" style:family="table-row">
      <style:table-row-properties style:row-height="19.05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dddddd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2.01pt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2.01pt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2.01pt" fo:border-right="none" fo:border-top="none"/>
    </style:style>
    <style:style style:name="ce11" style:family="table-cell" style:parent-style-name="Default">
      <style:table-cell-properties fo:border-bottom="none" fo:border-left="none" fo:padding="2.01pt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2.01pt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2.01pt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2.01pt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2.01pt" fo:border-right="0.06pt solid #000000" fo:border-top="none"/>
    </style:style>
    <style:style style:name="ce1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/>
          <table:table-cell office:value-type="string" calcext:value-type="string">
            <text:p>Vddio + 0.3V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table:table-column table:style-name="co1" table:number-columns-repeated="12" table:default-cell-style-name="ce1"/>
        <table:table-column table:style-name="co5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office:forms form:automatic-focus="false" form:apply-design-mode="false"/>
        <table:shapes>
          <draw:frame draw:z-index="0" draw:name="Image 2" draw:style-name="gr1" draw:text-style-name="P1" svg:width="146.24pt" svg:height="95.22pt" svg:x="550.26pt" svg:y="266.4pt">
            <draw:image xlink:href="Pictures/2000000E0000142800000DF56485FF148D266ACB.wmf" xlink:type="simple" xlink:show="embed" xlink:actuate="onLoad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2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3]-[.A54]" office:value-type="float" office:value="918.307" calcext:value-type="float">
            <text:p>918.307</text:p>
          </table:table-cell>
          <table:table-cell table:formula="of:=[.B53]-[.B54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4">
          <table:table-cell table:style-name="Default" table:number-columns-repeated="2"/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tON(min)</text:p>
          </table:table-cell>
          <table:table-cell table:formula="of:=((4.1*10^(-11)*([.B62]*1000+500))/([.B68]-0.6)+15*10^(-9))*10^9" office:value-type="float" office:value="338.641732283465" calcext:value-type="float">
            <text:p>338.6417322835</text:p>
          </table:table-cell>
          <table:table-cell office:value-type="string" calcext:value-type="string">
            <text:p>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on(max)</text:p>
          </table:table-cell>
          <table:table-cell table:formula="of:=((4.1*10^(-11)*([.B62]*1000+500))/([.B67]-0.6)+15*10^(-9))*10^9" office:value-type="float" office:value="889.521276595744" calcext:value-type="float">
            <text:p>889.5212765957</text:p>
          </table:table-cell>
          <table:table-cell office:value-type="string" calcext:value-type="string">
            <text:p>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ut(min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Vin(min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n(max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r(max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s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MHz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1</text:p>
          </table:table-cell>
          <table:table-cell table:formula="of:=([.B64]*([.B68]-[.B69]))/[.B70]" office:value-type="float" office:value="7.11147637795276" calcext:value-type="float">
            <text:p>7.111476378</text:p>
          </table:table-cell>
          <table:table-cell office:value-type="string" calcext:value-type="string">
            <text:p>uH</text:p>
          </table:table-cell>
          <table:table-cell table:number-columns-repeated="254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table:formula="of:=0.6*2" office:value-type="float" office:value="1.2" calcext:value-type="float">
            <text:p>1.2</text:p>
          </table:table-cell>
          <table:table-cell table:number-columns-repeated="256"/>
        </table:table-row>
        <table:table-row table:style-name="ro2" table:number-rows-repeated="5">
          <table:table-cell table:number-columns-repeated="257"/>
        </table:table-row>
        <table:table-row table:style-name="ro2">
          <table:table-cell office:value-type="string" calcext:value-type="string">
            <text:p>ton(min)</text:p>
          </table:table-cell>
          <table:table-cell table:formula="of:=[.B69]/([.B68]*[.B71])*1000" office:value-type="float" office:value="407.431551499348" calcext:value-type="float">
            <text:p>407.431551499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toff(min)</text:p>
          </table:table-cell>
          <table:table-cell table:formula="of:=([.B67]-[.B69])/([.B67]/[.B71])" office:value-type="float" office:value="0.236" calcext:value-type="float">
            <text:p>0.236</text:p>
          </table:table-cell>
          <table:table-cell/>
          <table:table-cell office:value-type="string" calcext:value-type="string">
            <text:p>90-208ns</text:p>
          </table:table-cell>
          <table:table-cell table:number-columns-repeated="253"/>
        </table:table-row>
        <table:table-row table:style-name="ro2" table:number-rows-repeated="1048492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visibility="collapse" table:number-columns-repeated="2" table:default-cell-style-name="ce1"/>
        <table:table-column table:style-name="co12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Decay Mode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an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table:table-column table:style-name="co13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08.6pt" svg:height="290.75pt" svg:x="66.44pt" svg:y="88.16pt">
            <draw:image xlink:href="Pictures/2000000E0000160F00001E542A6496A36EE29995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4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table:table-column table:style-name="co18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7:37:20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6-09-01T10:29:24.812000000</dc:date>
    <meta:print-date>2015-07-30T15:33:43.737000000</meta:print-date>
    <meta:editing-cycles>83</meta:editing-cycles>
    <meta:editing-duration>P11DT20H40M12S</meta:editing-duration>
    <meta:generator>LibreOffice/5.1.1.3$Windows_x86 LibreOffice_project/89f508ef3ecebd2cfb8e1def0f0ba9a803b88a6d</meta:generator>
    <meta:document-statistic meta:table-count="11" meta:cell-count="1816" meta:object-count="2"/>
  </office:meta>
</office:document-meta>
</file>